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master-page-name="MP0">
      <style:table-properties style:width="18cm" style:page-number="auto" table:align="margins"/>
    </style:style>
    <style:style style:name="Таблица1.A" style:family="table-column">
      <style:table-column-properties style:column-width="2.905cm" style:rel-column-width="10579*"/>
    </style:style>
    <style:style style:name="Таблица1.B" style:family="table-column">
      <style:table-column-properties style:column-width="15.095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GB"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language="en" fo:country="GB"/>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GB" style:font-size-complex="14pt"/>
    </style:style>
    <style:style style:name="P7" style:family="paragraph" style:parent-style-name="Text_20_body" style:list-style-name="L1"/>
    <style:style style:name="T1" style:family="text">
      <style:text-properties fo:language="en" fo:country="GB"/>
    </style:style>
    <style:style style:name="T2" style:family="text">
      <style:text-properties fo:language="en" fo:country="GB" style:font-name-asian="Times New Roman" style:font-name-complex="Times New Roman" style:language-complex="ar" style:country-complex="SA"/>
    </style:style>
    <style:style style:name="T3" style:family="text">
      <style:text-properties fo:language="en" fo:country="GB" style:font-size-complex="14pt"/>
    </style:style>
    <style:style style:name="T4" style:family="text">
      <style:text-properties fo:language="en" fo:country="GB" fo:font-weight="bold" style:font-weight-asian="bold" style:font-size-complex="14pt"/>
    </style:style>
    <style:style style:name="T5" style:family="text">
      <style:text-properties fo:language="en" fo:country="GB" fo:font-weight="bold" style:font-weight-asian="bold" style:font-size-complex="14pt" style:font-weight-complex="bold"/>
    </style:style>
    <style:style style:name="T6" style:family="text">
      <style:text-properties fo:color="#0000ff" fo:font-size="18pt" fo:language="en" fo:country="GB" fo:font-weight="normal" style:font-size-asian="18pt" style:font-weight-asian="normal" style:font-weight-complex="normal"/>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fo:font-weight="normal" fo:background-color="transparent" style:font-style-asian="normal" style:font-weight-asian="normal" style:font-style-complex="normal" style:font-weight-complex="normal"/>
    </style:style>
    <style:style style:name="T9" style:family="text">
      <style:text-properties fo:color="#000000" fo:language="en" fo:country="US" fo:font-style="normal" fo:font-weight="normal" fo:background-color="transparent"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2"><draw:frame draw:style-name="fr1" draw:name="Графический объект1" text:anchor-type="as-char" svg:width="0.9cm" svg:height="0.85cm" draw:z-index="0"><draw:image xlink:href="../../odt_eng/images/0034.png" xlink:type="simple" xlink:show="embed" xlink:actuate="onLoad"/></draw:frame></text:span></text:span></text:p>
          </table:table-cell>
          <table:table-cell table:style-name="Таблица1.B1" office:value-type="string">
            <text:h text:style-name="Heading_20_1" text:outline-level="1"><text:span text:style-name="Основной_20_шрифт_20_абзаца"><text:span text:style-name="T6">Limited Integrator</text:span></text:span></text:h>
          </table:table-cell>
        </table:table-row>
        <table:table-row>
          <table:table-cell table:style-name="Таблица1.A2" office:value-type="string">
            <text:p text:style-name="P2">in palette</text:p>
          </table:table-cell>
          <table:table-cell table:style-name="Таблица1.B1" office:value-type="string">
            <text:p text:style-name="P4"/>
          </table:table-cell>
        </table:table-row>
        <table:table-row table:style-name="Таблица1.3">
          <table:table-cell table:style-name="Таблица1.A1" office:value-type="string">
            <text:p text:style-name="P3"><text:span text:style-name="Основной_20_шрифт_20_абзаца"><text:span text:style-name="T2"><draw:frame draw:style-name="fr2" draw:name="Графический объект2" text:anchor-type="as-char" svg:width="1.829cm" svg:height="1.431cm" draw:z-index="0"><draw:image xlink:href="../../odt_eng/images/0034_in_scheme.png" xlink:type="simple" xlink:show="embed" xlink:actuate="onLoad"/></draw:frame></text:span></text:span></text:p>
          </table:table-cell>
          <table:table-cell table:style-name="Таблица1.A1" office:value-type="string">
            <text:p text:style-name="P4"/>
          </table:table-cell>
        </table:table-row>
        <table:table-row table:style-name="Таблица1.3">
          <table:table-cell table:style-name="Таблица1.A4" office:value-type="string">
            <text:p text:style-name="P2">in diagram</text:p>
          </table:table-cell>
          <table:table-cell table:style-name="Таблица1.B4" office:value-type="string">
            <text:p text:style-name="P4"/>
          </table:table-cell>
        </table:table-row>
        <table:table-row table:style-name="Таблица1.3">
          <table:table-cell table:style-name="Таблица1.A2" table:number-columns-spanned="2" office:value-type="string">
            <text:p text:style-name="Text_20_body"><text:span text:style-name="Основной_20_шрифт_20_абзаца"><text:span text:style-name="T3">The unit </text:span></text:span><text:span text:style-name="Основной_20_шрифт_20_абзаца"><text:span text:style-name="T4">is</text:span></text:span><text:span text:style-name="Основной_20_шрифт_20_абзаца"><text:span text:style-name="T3"> </text:span></text:span><text:span text:style-name="Основной_20_шрифт_20_абзаца"><text:span text:style-name="T4">vectorized </text:span></text:span><text:span text:style-name="Основной_20_шрифт_20_абзаца"><text:span text:style-name="T3">and implements a mathematical model of the element, which dynamics can be described via a linear ordinary differential equation (ODE) as follows:</text:span></text:span></text:p>
            <text:p text:style-name="P5"><text:span text:style-name="Основной_20_шрифт_20_абзаца"><text:span text:style-name="T3"><draw:frame draw:style-name="fr3" draw:name="Объект1" text:anchor-type="as-char" svg:width="3.276cm" svg:height="0.621cm" draw:z-index="0"><draw:object xlink:href="./Object 1" xlink:type="simple" xlink:show="embed" xlink:actuate="onLoad"/><draw:image xlink:href="./ObjectReplacements/Object 1" xlink:type="simple" xlink:show="embed" xlink:actuate="onLoad"/><svg:desc>формула</svg:desc></draw:frame></text:span></text:span><text:span text:style-name="Основной_20_шрифт_20_абзаца"><text:span text:style-name="T3">,</text:span></text:span></text:p>
            <text:p text:style-name="P6">in case of any limitations available for the output signal value:</text:p>
            <text:p text:style-name="P5"><text:span text:style-name="Основной_20_шрифт_20_абзаца"><text:span text:style-name="T3"><draw:frame draw:style-name="fr3" draw:name="Объект6" text:anchor-type="as-char" svg:width="3.574cm" svg:height="0.621cm" draw:z-index="0"><draw:object xlink:href="./Object 2" xlink:type="simple" xlink:show="embed" xlink:actuate="onLoad"/><draw:image xlink:href="./ObjectReplacements/Object 2" xlink:type="simple" xlink:show="embed" xlink:actuate="onLoad"/><svg:desc>формула</svg:desc></draw:frame></text:span></text:span><text:span text:style-name="Основной_20_шрифт_20_абзаца"><text:span text:style-name="T3">,</text:span></text:span></text:p>
            <text:p text:style-name="Text_20_body"><text:span text:style-name="Основной_20_шрифт_20_абзаца"><text:span text:style-name="T3">where</text:span></text:span><text:span text:style-name="Основной_20_шрифт_20_абзаца"><text:span text:style-name="T3"><draw:frame draw:style-name="fr3" draw:name="Объект2" text:anchor-type="as-char" svg:width="1.159cm" svg:height="0.621cm" draw:z-index="0"><draw:object xlink:href="./Object 3" xlink:type="simple" xlink:show="embed" xlink:actuate="onLoad"/><draw:image xlink:href="./ObjectReplacements/Object 3" xlink:type="simple" xlink:show="embed" xlink:actuate="onLoad"/><svg:desc>формула</svg:desc></draw:frame></text:span></text:span><text:span text:style-name="Основной_20_шрифт_20_абзаца"><text:span text:style-name="T3">is for the i-th element of input signal to the unit,</text:span></text:span><text:span text:style-name="Основной_20_шрифт_20_абзаца"><text:span text:style-name="T3"><draw:frame draw:style-name="fr3" draw:name="Объект3" text:anchor-type="as-char" svg:width="0.58cm" svg:height="0.621cm" draw:z-index="0"><draw:object xlink:href="./Object 4" xlink:type="simple" xlink:show="embed" xlink:actuate="onLoad"/><draw:image xlink:href="./ObjectReplacements/Object 4" xlink:type="simple" xlink:show="embed" xlink:actuate="onLoad"/><svg:desc>формула</svg:desc></draw:frame></text:span></text:span><text:span text:style-name="Основной_20_шрифт_20_абзаца"><text:span text:style-name="T3">is for the element of the vector of the amplification factors,</text:span></text:span><text:span text:style-name="Основной_20_шрифт_20_абзаца"><text:span text:style-name="T3"><draw:frame draw:style-name="fr3" draw:name="Объект4" text:anchor-type="as-char" svg:width="1.182cm" svg:height="0.621cm" draw:z-index="0"><draw:object xlink:href="./Object 5" xlink:type="simple" xlink:show="embed" xlink:actuate="onLoad"/><draw:image xlink:href="./ObjectReplacements/Object 5" xlink:type="simple" xlink:show="embed" xlink:actuate="onLoad"/><svg:desc>формула</svg:desc></draw:frame></text:span></text:span><text:span text:style-name="Основной_20_шрифт_20_абзаца"><text:span text:style-name="T3">is for the element of the unit output signal.</text:span></text:span></text:p>
            <text:p text:style-name="P6">The unit integrates (within the limits) the input signal that is why the pictogram of the unit has the view of transfer function of ideal integrator with “the addition” of “equal to or less than” symbol.</text:p>
            <text:p text:style-name="P6"><text:span text:style-name="Основной_20_шрифт_20_абзаца"><text:span text:style-name="T7">The dimensions of input, output and </text:span></text:span><text:span text:style-name="Основной_20_шрифт_20_абзаца"><text:span text:style-name="T8">vector</text:span></text:span><text:span text:style-name="Основной_20_шрифт_20_абзаца"><text:span text:style-name="T9">s of the coefficients</text:span></text:span><text:span text:style-name="Основной_20_шрифт_20_абзаца"><text:span text:style-name="T8"> </text:span></text:span><text:span text:style-name="Основной_20_шрифт_20_абзаца"><text:span text:style-name="T9">must be the same</text:span></text:span><text:span text:style-name="Основной_20_шрифт_20_абзаца"><text:span text:style-name="T8">.</text:span></text:span>cide.</text:p>
            <text:p text:style-name="Text_20_body"><text:span text:style-name="Основной_20_шрифт_20_абзаца"><text:span text:style-name="T5">Properties</text:span></text:span><text:span text:style-name="Основной_20_шрифт_20_абзаца"><text:span text:style-name="T3">:</text:span></text:span></text:p>
            <text:list xml:id="list3990486295925330689" text:style-name="L1">
              <text:list-item>
                <text:p text:style-name="P7"><text:span text:style-name="Основной_20_шрифт_20_абзаца"><text:span text:style-name="T3">The amplification factors – the vector of the factors</text:span></text:span><text:span text:style-name="Основной_20_шрифт_20_абзаца"><text:span text:style-name="T3"><draw:frame draw:style-name="fr3" draw:name="Объект8" text:anchor-type="as-char" svg:width="0.58cm" svg:height="0.621cm" draw:z-index="0"><draw:object xlink:href="./Object 6" xlink:type="simple" xlink:show="embed" xlink:actuate="onLoad"/><draw:image xlink:href="./ObjectReplacements/Object 6" xlink:type="simple" xlink:show="embed" xlink:actuate="onLoad"/><svg:desc>формула</svg:desc></draw:frame></text:span></text:span><text:span text:style-name="Основной_20_шрифт_20_абзаца"><text:span text:style-name="T1">the input value is multiplied by.</text:span></text:span></text:p>
              </text:list-item>
              <text:list-item>
                <text:p text:style-name="P7"><text:span text:style-name="Основной_20_шрифт_20_абзаца"><text:span text:style-name="T3">The initial conditions – the vector of initial values</text:span></text:span><text:span text:style-name="Основной_20_шрифт_20_абзаца"><text:span text:style-name="T3"><draw:frame draw:style-name="fr3" draw:name="Объект10" text:anchor-type="as-char" svg:width="1.265cm" svg:height="0.621cm" draw:z-index="0"><draw:object xlink:href="./Object 7" xlink:type="simple" xlink:show="embed" xlink:actuate="onLoad"/><draw:image xlink:href="./ObjectReplacements/Object 7" xlink:type="simple" xlink:show="embed" xlink:actuate="onLoad"/></draw:frame></text:span></text:span><text:span text:style-name="Основной_20_шрифт_20_абзаца"><text:span text:style-name="T1">for unit output value.</text:span></text:span></text:p>
              </text:list-item>
              <text:list-item>
                <text:p text:style-name="P7"><text:span text:style-name="Основной_20_шрифт_20_абзаца"><text:span text:style-name="T3">Minimum value – the minimum output value</text:span></text:span><text:span text:style-name="Основной_20_шрифт_20_абзаца"><text:span text:style-name="T3"><draw:frame draw:style-name="fr3" draw:name="Объект5" text:anchor-type="as-char" svg:width="0.963cm" svg:height="0.621cm" draw:z-index="0"><draw:object xlink:href="./Object 8" xlink:type="simple" xlink:show="embed" xlink:actuate="onLoad"/><draw:image xlink:href="./ObjectReplacements/Object 8" xlink:type="simple" xlink:show="embed" xlink:actuate="onLoad"/></draw:frame></text:span></text:span><text:span text:style-name="Основной_20_шрифт_20_абзаца"><text:span text:style-name="T3">.</text:span></text:span></text:p>
              </text:list-item>
              <text:list-item>
                <text:p text:style-name="P7"><text:span text:style-name="Основной_20_шрифт_20_абзаца"><text:span text:style-name="T3">Maximum value – the maximum output value</text:span></text:span><text:span text:style-name="Основной_20_шрифт_20_абзаца"><text:span text:style-name="T3"><draw:frame draw:style-name="fr3" draw:name="Объект7" text:anchor-type="as-char" svg:width="1.02cm" svg:height="0.621cm" draw:z-index="0"><draw:object xlink:href="./Object 9" xlink:type="simple" xlink:show="embed" xlink:actuate="onLoad"/><draw:image xlink:href="./ObjectReplacements/Object 9" xlink:type="simple" xlink:show="embed" xlink:actuate="onLoad"/></draw:frame></text:span></text:span><text:span text:style-name="Основной_20_шрифт_20_абзаца"><text:span text:style-name="T3">.</text:span></text:span></text:p>
              </text:list-item>
            </text:list>
            <text:p text:style-name="Text_20_body"><text:span text:style-name="Основной_20_шрифт_20_абзаца"><text:span text:style-name="T4">Note:</text:span></text:span><text:span text:style-name="Основной_20_шрифт_20_абзаца"><text:span text:style-name="T3"> by default the unit integrates the </text:span></text:span><text:span text:style-name="Основной_20_шрифт_20_абзаца"><text:span text:style-name="T4">scalar</text:span></text:span><text:span text:style-name="Основной_20_шрифт_20_абзаца"><text:span text:style-name="T3"> input signal.</text:span></text:span></text:p>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cm"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Интегратор с ограничением</dc:title>
    <meta:creation-date>2012-01-24T09:41:00</meta:creation-date>
    <dc:date>2012-03-04T15:14:52.82</dc:date>
    <meta:editing-cycles>65</meta:editing-cycles>
    <meta:editing-duration>PT2H37M48S</meta:editing-duration>
    <dc:creator>Александр </dc:creator>
    <meta:document-statistic meta:table-count="1" meta:image-count="2" meta:object-count="9" meta:page-count="1" meta:paragraph-count="18" meta:word-count="186" meta:character-count="1056"/>
    <meta:user-defined meta:name="Поле 1"/>
    <meta:user-defined meta:name="Поле 2"/>
    <meta:user-defined meta:name="Поле 3"/>
    <meta:user-defined meta:name="Поле 4"/>
    <meta:template xlink:type="simple" xlink:actuate="onRequest" xlink:title="" xlink:href="../../odt_eng/0034.odt/Normal.dotm"/>
  </office:meta>
</office:document-meta>
</file>

<file path=Object 1/content.xml><?xml version="1.0" encoding="utf-8"?>
<math xmlns="http://www.w3.org/1998/Math/MathML">
  <semantics>
    <mrow>
      <msub>
        <mi>y</mi>
        <mi>i</mi>
      </msub>
      <mi>'</mi>
      <mrow>
        <mrow>
          <mo stretchy="false">(</mo>
          <mrow>
            <mi>t</mi>
          </mrow>
          <mo stretchy="false">)</mo>
        </mrow>
        <mo stretchy="false">=</mo>
        <mrow>
          <msub>
            <mi>k</mi>
            <mi>i</mi>
          </msub>
          <mo stretchy="false">⋅</mo>
          <msub>
            <mi>x</mi>
            <mi>i</mi>
          </msub>
        </mrow>
      </mrow>
      <mrow>
        <mo stretchy="false">(</mo>
        <mrow>
          <mi>t</mi>
        </mrow>
        <mo stretchy="false">)</mo>
      </mrow>
    </mrow>
    <annotation encoding="StarMath 5.0">y_i'(t) = k_i cdot x_i(t)</annotation>
  </semantics>
</math>
</file>

<file path=Object 2/content.xml><?xml version="1.0" encoding="utf-8"?>
<math xmlns="http://www.w3.org/1998/Math/MathML">
  <semantics>
    <mrow>
      <mrow>
        <msub>
          <mi>y</mi>
          <mi mathvariant="italic">min</mi>
        </msub>
        <mo stretchy="false">≤</mo>
        <msub>
          <mi>y</mi>
          <mi>i</mi>
        </msub>
      </mrow>
      <mrow>
        <mrow>
          <mo stretchy="false">(</mo>
          <mrow>
            <mi>t</mi>
          </mrow>
          <mo stretchy="false">)</mo>
        </mrow>
        <mo stretchy="false">≤</mo>
        <msub>
          <mi>y</mi>
          <mi mathvariant="italic">max</mi>
        </msub>
      </mrow>
    </mrow>
    <annotation encoding="StarMath 5.0">y_min &lt;= y_i(t) &lt;= y_max</annotation>
  </semantics>
</math>
</file>

<file path=Object 3/content.xml><?xml version="1.0" encoding="utf-8"?>
<math xmlns="http://www.w3.org/1998/Math/MathML">
  <semantics>
    <mrow>
      <msub>
        <mi>x</mi>
        <mi>i</mi>
      </msub>
      <mrow>
        <mo stretchy="false">(</mo>
        <mrow>
          <mi>t</mi>
        </mrow>
        <mo stretchy="false">)</mo>
      </mrow>
    </mrow>
    <annotation encoding="StarMath 5.0">x_i(t)</annotation>
  </semantics>
</math>
</file>

<file path=Object 4/content.xml><?xml version="1.0" encoding="utf-8"?>
<math xmlns="http://www.w3.org/1998/Math/MathML">
  <semantics>
    <mrow>
      <msub>
        <mi>k</mi>
        <mi>i</mi>
      </msub>
    </mrow>
    <annotation encoding="StarMath 5.0">k_i</annotation>
  </semantics>
</math>
</file>

<file path=Object 5/content.xml><?xml version="1.0" encoding="utf-8"?>
<math xmlns="http://www.w3.org/1998/Math/MathML">
  <semantics>
    <mrow>
      <msub>
        <mi>y</mi>
        <mi>i</mi>
      </msub>
      <mrow>
        <mo stretchy="false">(</mo>
        <mrow>
          <mi>t</mi>
        </mrow>
        <mo stretchy="false">)</mo>
      </mrow>
    </mrow>
    <annotation encoding="StarMath 5.0">y_i(t)</annotation>
  </semantics>
</math>
</file>

<file path=Object 6/content.xml><?xml version="1.0" encoding="utf-8"?>
<math xmlns="http://www.w3.org/1998/Math/MathML">
  <semantics>
    <mrow>
      <msub>
        <mi>k</mi>
        <mi>i</mi>
      </msub>
    </mrow>
    <annotation encoding="StarMath 5.0">k_i</annotation>
  </semantics>
</math>
</file>

<file path=Object 7/content.xml><?xml version="1.0" encoding="utf-8"?>
<math xmlns="http://www.w3.org/1998/Math/MathML">
  <semantics>
    <mrow>
      <msub>
        <mi>y</mi>
        <mi>i</mi>
      </msub>
      <mrow>
        <mo stretchy="false">(</mo>
        <mrow>
          <mn>0</mn>
        </mrow>
        <mo stretchy="false">)</mo>
      </mrow>
    </mrow>
    <annotation encoding="StarMath 5.0">y_i(0)</annotation>
  </semantics>
</math>
</file>

<file path=Object 8/content.xml><?xml version="1.0" encoding="utf-8"?>
<math xmlns="http://www.w3.org/1998/Math/MathML">
  <semantics>
    <mrow>
      <msub>
        <mi>y</mi>
        <mi mathvariant="italic">min</mi>
      </msub>
    </mrow>
    <annotation encoding="StarMath 5.0">y_min</annotation>
  </semantics>
</math>
</file>

<file path=Object 9/content.xml><?xml version="1.0" encoding="utf-8"?>
<math xmlns="http://www.w3.org/1998/Math/MathML">
  <semantics>
    <mrow>
      <msub>
        <mi>y</mi>
        <mi mathvariant="italic">max</mi>
      </msub>
    </mrow>
    <annotation encoding="StarMath 5.0">y_max</annotation>
  </semantics>
</math>
</file>